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ohit Kannada" svg:font-family="'Lohit Kanna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normal" officeooo:rsid="000d557f" officeooo:paragraph-rsid="000d3a8c" style:font-size-asian="12.25pt" style:font-weight-asian="normal" style:font-size-complex="14pt" style:font-weight-complex="normal"/>
    </style:style>
    <style:style style:name="P2" style:family="paragraph" style:parent-style-name="Standard">
      <style:text-properties fo:font-size="14pt" fo:font-weight="normal" officeooo:rsid="000d557f" officeooo:paragraph-rsid="000d557f" style:font-size-asian="12.25pt" style:font-weight-asian="normal" style:font-size-complex="14pt" style:font-weight-complex="normal"/>
    </style:style>
    <style:style style:name="P3" style:family="paragraph" style:parent-style-name="Standard">
      <style:text-properties fo:font-size="14pt" fo:font-weight="normal" officeooo:rsid="001f249b" officeooo:paragraph-rsid="001f249b" style:font-size-asian="12.25pt" style:font-weight-asian="normal" style:font-size-complex="14pt" style:font-weight-complex="normal"/>
    </style:style>
    <style:style style:name="P4" style:family="paragraph" style:parent-style-name="Standard">
      <style:text-properties fo:font-size="14pt" style:text-underline-style="none" fo:font-weight="normal" officeooo:rsid="001083f0" officeooo:paragraph-rsid="001083f0" style:font-size-asian="12.25pt" style:font-weight-asian="normal" style:font-size-complex="14pt" style:font-weight-complex="normal"/>
    </style:style>
    <style:style style:name="P5" style:family="paragraph" style:parent-style-name="Standard">
      <style:text-properties fo:font-size="14pt" style:text-underline-style="none" fo:font-weight="normal" officeooo:rsid="001270e5" officeooo:paragraph-rsid="001270e5"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none" fo:font-weight="normal" officeooo:rsid="0017dba3" officeooo:paragraph-rsid="0017dba3" style:font-size-asian="12.25pt" style:font-weight-asian="normal" style:font-size-complex="14pt" style:font-weight-complex="normal"/>
    </style:style>
    <style:style style:name="P7" style:family="paragraph" style:parent-style-name="Standard">
      <style:text-properties fo:font-size="14pt" style:text-underline-style="none" fo:font-weight="normal" officeooo:rsid="00142bc4" officeooo:paragraph-rsid="00142bc4" style:font-size-asian="14pt" style:font-weight-asian="normal" style:font-size-complex="14pt" style:font-weight-complex="normal"/>
    </style:style>
    <style:style style:name="P8" style:family="paragraph" style:parent-style-name="Standard">
      <style:text-properties fo:font-size="14pt" style:text-underline-style="none" fo:font-weight="normal" officeooo:rsid="0015e346" officeooo:paragraph-rsid="0015e346" style:font-size-asian="14pt" style:font-weight-asian="normal" style:font-size-complex="14pt" style:font-weight-complex="normal"/>
    </style:style>
    <style:style style:name="P9" style:family="paragraph" style:parent-style-name="Standard">
      <style:text-properties fo:font-size="14pt" style:text-underline-style="none" fo:font-weight="normal" officeooo:rsid="0017dba3" officeooo:paragraph-rsid="0017dba3"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none" fo:font-weight="normal" officeooo:rsid="0017dba3" officeooo:paragraph-rsid="0017dba3" style:font-size-asian="14pt" style:font-weight-asian="normal" style:font-size-complex="14pt" style:font-weight-complex="normal"/>
    </style:style>
    <style:style style:name="P11" style:family="paragraph" style:parent-style-name="Standard">
      <style:text-properties fo:font-size="14pt" style:text-underline-style="none" fo:font-weight="normal" officeooo:rsid="0018ed75" officeooo:paragraph-rsid="0018ed75" style:font-size-asian="14pt" style:font-weight-asian="normal" style:font-size-complex="14pt" style:font-weight-complex="normal"/>
    </style:style>
    <style:style style:name="P12" style:family="paragraph" style:parent-style-name="Standard">
      <style:text-properties fo:font-size="14pt" style:text-underline-style="none" fo:font-weight="normal" officeooo:rsid="0019ec68" officeooo:paragraph-rsid="0017dba3" style:font-size-asian="14pt" style:font-weight-asian="normal" style:font-size-complex="14pt" style:font-weight-complex="normal"/>
    </style:style>
    <style:style style:name="P13" style:family="paragraph" style:parent-style-name="Standard">
      <style:text-properties fo:font-size="14pt" style:text-underline-style="none" fo:font-weight="normal" officeooo:rsid="0019ec68" officeooo:paragraph-rsid="0019ec68"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none" fo:font-weight="normal" officeooo:rsid="0019ec68" officeooo:paragraph-rsid="0019ec68" style:font-size-asian="14pt" style:font-weight-asian="normal" style:font-size-complex="14pt" style:font-weight-complex="normal"/>
    </style:style>
    <style:style style:name="P15" style:family="paragraph" style:parent-style-name="Standard">
      <style:text-properties fo:font-size="14pt" style:text-underline-style="none" fo:font-weight="normal" officeooo:rsid="001adc02" officeooo:paragraph-rsid="001adc02" style:font-size-asian="14pt" style:font-weight-asian="normal" style:font-size-complex="14pt" style:font-weight-complex="normal"/>
    </style:style>
    <style:style style:name="P16" style:family="paragraph" style:parent-style-name="Standard">
      <style:text-properties fo:font-size="14pt" style:text-underline-style="none" fo:font-weight="bold" officeooo:rsid="001083f0" officeooo:paragraph-rsid="001083f0" style:font-size-asian="12.25pt" style:font-weight-asian="bold" style:font-size-complex="14pt" style:font-weight-complex="bold"/>
    </style:style>
    <style:style style:name="P17" style:family="paragraph" style:parent-style-name="Standard">
      <style:text-properties fo:font-size="14pt" style:text-underline-style="none" fo:font-weight="bold" officeooo:rsid="001083f0" officeooo:paragraph-rsid="001083f0" fo:background-color="#ffff00" style:font-size-asian="12.25pt" style:font-weight-asian="bold" style:font-size-complex="14pt" style:font-weight-complex="bold"/>
    </style:style>
    <style:style style:name="P18" style:family="paragraph" style:parent-style-name="Standard">
      <style:text-properties fo:font-size="14pt" style:text-underline-style="none" fo:font-weight="bold" officeooo:rsid="00142bc4" officeooo:paragraph-rsid="00142bc4" fo:background-color="#ffff00" style:font-size-asian="14pt" style:font-weight-asian="bold" style:font-size-complex="14pt" style:font-weight-complex="bold"/>
    </style:style>
    <style:style style:name="P19" style:family="paragraph" style:parent-style-name="Standard">
      <style:text-properties fo:font-size="14pt" fo:font-style="italic" style:text-underline-style="none" fo:font-weight="normal" officeooo:rsid="001ff880" officeooo:paragraph-rsid="001ff880" style:font-size-asian="14pt" style:font-style-asian="italic" style:font-weight-asian="normal" style:font-size-complex="14pt" style:font-style-complex="italic" style:font-weight-complex="normal"/>
    </style:style>
    <style:style style:name="P20" style:family="paragraph" style:parent-style-name="Standard">
      <style:text-properties fo:font-size="14pt" fo:font-style="italic" style:text-underline-style="none" fo:font-weight="normal" officeooo:rsid="00212c2c" officeooo:paragraph-rsid="00212c2c" style:font-size-asian="14pt" style:font-style-asian="italic" style:font-weight-asian="normal" style:font-size-complex="14pt" style:font-style-complex="italic" style:font-weight-complex="normal"/>
    </style:style>
    <style:style style:name="P21" style:family="paragraph" style:parent-style-name="Standard">
      <style:text-properties fo:font-size="14pt" fo:font-style="italic" style:text-underline-style="none" fo:font-weight="normal" officeooo:rsid="00212c2c" officeooo:paragraph-rsid="001ff880" style:font-size-asian="14pt" style:font-style-asian="italic" style:font-weight-asian="normal" style:font-size-complex="14pt" style:font-style-complex="italic" style:font-weight-complex="normal"/>
    </style:style>
    <style:style style:name="P22" style:family="paragraph" style:parent-style-name="Standard">
      <style:text-properties fo:font-size="14pt" fo:font-style="italic" style:text-underline-style="none" fo:font-weight="normal" officeooo:rsid="001adc02" officeooo:paragraph-rsid="001adc02" style:font-size-asian="14pt" style:font-style-asian="italic" style:font-weight-asian="normal" style:font-size-complex="14pt" style:font-style-complex="italic" style:font-weight-complex="normal"/>
    </style:style>
    <style:style style:name="P23" style:family="paragraph" style:parent-style-name="Standard">
      <style:text-properties fo:font-size="14pt" fo:font-style="italic" style:text-underline-style="solid" style:text-underline-width="auto" style:text-underline-color="font-color" fo:font-weight="normal" officeooo:rsid="001adc02" officeooo:paragraph-rsid="001adc02" style:font-size-asian="14pt" style:font-style-asian="italic" style:font-weight-asian="normal" style:font-size-complex="14pt" style:font-style-complex="italic" style:font-weight-complex="normal"/>
    </style:style>
    <style:style style:name="P24" style:family="paragraph" style:parent-style-name="Standard">
      <style:text-properties fo:font-size="14pt" fo:font-style="normal" style:text-underline-style="none" fo:font-weight="bold" officeooo:rsid="001b32de" officeooo:paragraph-rsid="001b32de" fo:background-color="#ffff00"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style:text-underline-style="none" fo:font-weight="normal" officeooo:rsid="001ff880" officeooo:paragraph-rsid="001ff880" style:font-size-asian="14pt" style:font-style-asian="normal" style:font-weight-asian="normal" style:font-size-complex="14pt" style:font-style-complex="normal" style:font-weight-complex="normal"/>
    </style:style>
    <style:style style:name="P26" style:family="paragraph" style:parent-style-name="Standard">
      <style:text-properties fo:font-size="14pt" fo:font-style="normal" style:text-underline-style="none" fo:font-weight="normal" officeooo:rsid="00212c2c" officeooo:paragraph-rsid="00212c2c" style:font-size-asian="14pt" style:font-style-asian="normal" style:font-weight-asian="normal" style:font-size-complex="14pt" style:font-style-complex="normal" style:font-weight-complex="normal"/>
    </style:style>
    <style:style style:name="P27" style:family="paragraph" style:parent-style-name="Standard">
      <style:text-properties fo:font-size="14pt" fo:font-style="normal" style:text-underline-style="solid" style:text-underline-width="auto" style:text-underline-color="font-color" fo:font-weight="normal" officeooo:rsid="001ff880" officeooo:paragraph-rsid="001ff880" style:font-size-asian="14pt" style:font-style-asian="normal" style:font-weight-asian="normal" style:font-size-complex="14pt" style:font-style-complex="normal" style:font-weight-complex="normal"/>
    </style:style>
    <style:style style:name="P28" style:family="paragraph" style:parent-style-name="Standard">
      <style:text-properties fo:font-size="14pt" fo:font-style="normal" style:text-underline-style="solid" style:text-underline-width="auto" style:text-underline-color="font-color" fo:font-weight="normal" officeooo:rsid="00212c2c" officeooo:paragraph-rsid="00212c2c" style:font-size-asian="14pt" style:font-style-asian="normal" style:font-weight-asian="normal" style:font-size-complex="14pt" style:font-style-complex="normal" style:font-weight-complex="normal"/>
    </style:style>
    <style:style style:name="P29" style:family="paragraph" style:parent-style-name="Standard">
      <style:text-properties fo:font-size="16pt" style:text-underline-style="solid" style:text-underline-width="auto" style:text-underline-color="font-color" fo:font-weight="bold" officeooo:rsid="000d3a8c" officeooo:paragraph-rsid="000d3a8c" style:font-size-asian="16pt" style:font-weight-asian="bold" style:font-size-complex="16pt" style:font-weight-complex="bold"/>
    </style:style>
    <style:style style:name="P30" style:family="paragraph" style:parent-style-name="Standard">
      <style:text-properties fo:font-size="16pt" style:text-underline-style="solid" style:text-underline-width="auto" style:text-underline-color="font-color" fo:font-weight="bold" officeooo:rsid="000f095a" officeooo:paragraph-rsid="000f095a"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Liberation Serif" fo:font-size="14pt" fo:font-style="normal" style:text-underline-style="none" fo:font-weight="normal" officeooo:rsid="001d06b1" officeooo:paragraph-rsid="001d06b1" fo:background-color="transparent"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iberation Serif" fo:font-size="14pt" fo:font-style="normal" style:text-underline-style="none" fo:font-weight="normal" officeooo:rsid="001c297f" officeooo:paragraph-rsid="001c297f" fo:background-color="transparent"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iberation Serif" fo:font-size="14pt" fo:font-style="normal" style:text-underline-style="none" fo:font-weight="normal" officeooo:rsid="001d955e" officeooo:paragraph-rsid="001d955e" fo:background-color="transparent" style:font-size-asian="14pt" style:font-style-asian="normal" style:font-weight-asian="normal" style:font-size-complex="14pt" style:font-style-complex="normal" style:font-weight-complex="normal"/>
    </style:style>
    <style:style style:name="P34" style:family="paragraph" style:parent-style-name="Standard">
      <style:text-properties style:font-name="Liberation Serif" fo:font-size="14pt" fo:font-style="normal" style:text-underline-style="none" fo:font-weight="normal" officeooo:rsid="00212c2c" officeooo:paragraph-rsid="00212c2c" style:font-size-asian="14pt" style:font-style-asian="normal" style:font-weight-asian="normal" style:font-size-complex="14pt" style:font-style-complex="normal" style:font-weight-complex="normal"/>
    </style:style>
    <style:style style:name="P35" style:family="paragraph" style:parent-style-name="Standard">
      <style:text-properties style:font-name="Liberation Serif" fo:font-size="14pt" fo:font-style="normal" style:text-underline-style="none" fo:font-weight="normal" officeooo:rsid="0022cfcc" officeooo:paragraph-rsid="0022cfcc" style:font-size-asian="14pt" style:font-style-asian="normal" style:font-weight-asian="normal" style:font-size-complex="14pt" style:font-style-complex="normal" style:font-weight-complex="normal"/>
    </style:style>
    <style:style style:name="P36" style:family="paragraph" style:parent-style-name="Standard">
      <style:text-properties style:font-name="Liberation Serif" fo:font-size="14pt" fo:font-style="normal" style:text-underline-style="none" fo:font-weight="normal" officeooo:rsid="00237dd6" officeooo:paragraph-rsid="00237dd6" style:font-size-asian="14pt" style:font-style-asian="normal" style:font-weight-asian="normal" style:font-size-complex="14pt" style:font-style-complex="normal" style:font-weight-complex="normal"/>
    </style:style>
    <style:style style:name="P37" style:family="paragraph" style:parent-style-name="Standard">
      <style:text-properties style:font-name="Liberation Serif" fo:font-size="14pt" fo:font-style="normal" style:text-underline-style="solid" style:text-underline-width="auto" style:text-underline-color="font-color" fo:font-weight="normal" officeooo:rsid="00212c2c" officeooo:paragraph-rsid="00212c2c" style:font-size-asian="14pt" style:font-style-asian="normal" style:font-weight-asian="normal" style:font-size-complex="14pt" style:font-style-complex="normal" style:font-weight-complex="normal"/>
    </style:style>
    <style:style style:name="P38" style:family="paragraph" style:parent-style-name="Standard">
      <style:text-properties style:font-name="Liberation Serif" fo:font-size="14pt" fo:font-style="normal" style:text-underline-style="solid" style:text-underline-width="auto" style:text-underline-color="font-color" fo:font-weight="normal" officeooo:rsid="0021c5a9" officeooo:paragraph-rsid="0021c5a9" style:font-size-asian="14pt" style:font-style-asian="normal" style:font-weight-asian="normal" style:font-size-complex="14pt" style:font-style-complex="normal" style:font-weight-complex="normal"/>
    </style:style>
    <style:style style:name="P39" style:family="paragraph" style:parent-style-name="Standard">
      <style:text-properties style:font-name="Liberation Serif" fo:font-size="14pt" fo:font-style="normal" style:text-underline-style="solid" style:text-underline-width="auto" style:text-underline-color="font-color" fo:font-weight="normal" officeooo:rsid="0025cf7c" officeooo:paragraph-rsid="0025cf7c" style:font-size-asian="14pt" style:font-style-asian="normal" style:font-weight-asian="normal" style:font-size-complex="14pt" style:font-style-complex="normal" style:font-weight-complex="normal"/>
    </style:style>
    <style:style style:name="P40" style:family="paragraph" style:parent-style-name="Standard">
      <style:text-properties style:font-name="Liberation Serif" fo:font-size="14pt" fo:font-style="italic" style:text-underline-style="none" fo:font-weight="normal" officeooo:rsid="00212c2c" officeooo:paragraph-rsid="00212c2c" style:font-size-asian="14pt" style:font-style-asian="italic" style:font-weight-asian="normal" style:font-size-complex="14pt" style:font-style-complex="italic" style:font-weight-complex="normal"/>
    </style:style>
    <style:style style:name="P41" style:family="paragraph" style:parent-style-name="Standard">
      <style:text-properties style:font-name="Liberation Serif" fo:font-size="14pt" fo:font-style="italic" style:text-underline-style="none" fo:font-weight="normal" officeooo:rsid="0021c5a9" officeooo:paragraph-rsid="0021c5a9" style:font-size-asian="14pt" style:font-style-asian="italic" style:font-weight-asian="normal" style:font-size-complex="14pt" style:font-style-complex="italic" style:font-weight-complex="normal"/>
    </style:style>
    <style:style style:name="P42" style:family="paragraph" style:parent-style-name="Standard">
      <style:text-properties style:font-name="Liberation Serif" fo:font-size="14pt" fo:font-style="italic" style:text-underline-style="none" fo:font-weight="normal" officeooo:rsid="0027ab07" officeooo:paragraph-rsid="0027ab07" style:font-size-asian="14pt" style:font-style-asian="italic" style:font-weight-asian="normal" style:font-size-complex="14pt" style:font-style-complex="italic" style:font-weight-complex="normal"/>
    </style:style>
    <style:style style:name="P43" style:family="paragraph" style:parent-style-name="Standard">
      <style:paragraph-properties fo:text-align="start" style:justify-single-word="false"/>
      <style:text-properties style:font-name="Liberation Serif" fo:font-size="15pt" fo:font-style="normal" style:text-underline-style="none" fo:font-weight="normal" officeooo:rsid="001ed79e" officeooo:paragraph-rsid="001ed79e" fo:background-color="transparent" style:font-size-asian="15pt" style:font-style-asian="normal" style:font-weight-asian="normal" style:font-size-complex="15pt" style:font-style-complex="normal" style:font-weight-complex="normal"/>
    </style:style>
    <style:style style:name="P44" style:family="paragraph" style:parent-style-name="Standard">
      <style:paragraph-properties fo:text-align="start" style:justify-single-word="false"/>
      <style:text-properties style:text-line-through-style="none" style:text-line-through-type="none" style:font-name="Liberation Serif" fo:font-size="14pt" fo:font-style="normal" style:text-underline-style="none" fo:font-weight="normal" officeooo:rsid="001ff880" officeooo:paragraph-rsid="001ff880" fo:background-color="transparent" style:font-size-asian="14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style:text-line-through-style="none" style:text-line-through-type="none" style:font-name="Liberation Serif" fo:font-size="14pt" fo:font-style="normal" style:text-underline-style="none" fo:font-weight="normal" officeooo:rsid="001ff880" officeooo:paragraph-rsid="001d955e" fo:background-color="transparent"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text-line-through-style="none" style:text-line-through-type="none" style:font-name="Liberation Serif" fo:font-size="14pt" fo:font-style="normal" style:text-underline-style="solid" style:text-underline-width="auto" style:text-underline-color="font-color" fo:font-weight="normal" officeooo:rsid="001ff880" officeooo:paragraph-rsid="001ff880" fo:background-color="transparent"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text-line-through-style="none" style:text-line-through-type="none" style:font-name="Liberation Serif" fo:font-size="14pt" fo:font-style="italic" style:text-underline-style="none" fo:font-weight="normal" officeooo:rsid="001ff880" officeooo:paragraph-rsid="001ff880" fo:background-color="transparent" style:font-size-asian="14pt" style:font-style-asian="italic" style:font-weight-asian="normal" style:font-size-complex="14pt" style:font-style-complex="italic" style:font-weight-complex="normal"/>
    </style:style>
    <style:style style:name="P48" style:family="paragraph" style:parent-style-name="Standard">
      <style:text-properties style:font-name="Lohit Kannada" fo:font-size="14pt" fo:font-style="italic" style:text-underline-style="none" fo:font-weight="normal" officeooo:rsid="001adc02" officeooo:paragraph-rsid="001adc02" style:font-size-asian="14pt" style:font-style-asian="italic" style:font-weight-asian="normal" style:font-size-complex="14pt" style:font-style-complex="italic" style:font-weight-complex="normal"/>
    </style:style>
    <style:style style:name="P49" style:family="paragraph" style:parent-style-name="Standard">
      <style:text-properties style:font-name="Lohit Kannada" fo:font-size="14pt" fo:font-style="normal" style:text-underline-style="none" fo:font-weight="normal" officeooo:rsid="001adc02" officeooo:paragraph-rsid="001adc02" style:font-size-asian="14pt" style:font-style-asian="normal" style:font-weight-asian="normal" style:font-size-complex="14pt" style:font-style-complex="normal" style:font-weight-complex="normal"/>
    </style:style>
    <style:style style:name="P50" style:family="paragraph" style:parent-style-name="Standard" style:list-style-name="L1">
      <style:text-properties officeooo:paragraph-rsid="0019ec68"/>
    </style:style>
    <style:style style:name="P51" style:family="paragraph" style:parent-style-name="Standard" style:list-style-name="L1">
      <style:text-properties fo:font-size="14pt" style:text-underline-style="none" fo:font-weight="normal" officeooo:rsid="0019ec68" officeooo:paragraph-rsid="0019ec68" style:font-size-asian="14pt" style:font-weight-asian="normal" style:font-size-complex="14pt" style:font-weight-complex="normal"/>
    </style:style>
    <style:style style:name="P52" style:family="paragraph" style:parent-style-name="Standard" style:list-style-name="L2">
      <style:text-properties style:font-name="Liberation Serif" fo:font-size="14pt" fo:font-style="italic" style:text-underline-style="none" fo:font-weight="normal" officeooo:rsid="0027ab07" officeooo:paragraph-rsid="0027ab07" style:font-size-asian="14pt" style:font-style-asian="italic" style:font-weight-asian="normal" style:font-size-complex="14pt" style:font-style-complex="italic" style:font-weight-complex="normal"/>
    </style:style>
    <style:style style:name="P53" style:family="paragraph" style:parent-style-name="Standard">
      <style:text-properties style:font-name="Liberation Serif" fo:font-size="14pt" fo:font-style="normal" style:text-underline-style="solid" style:text-underline-width="auto" style:text-underline-color="font-color" fo:font-weight="normal" officeooo:rsid="00212c2c" officeooo:paragraph-rsid="00212c2c" style:font-size-asian="14pt" style:font-style-asian="normal" style:font-weight-asian="normal" style:font-size-complex="14pt" style:font-style-complex="normal" style:font-weight-complex="normal"/>
    </style:style>
    <style:style style:name="P54" style:family="paragraph" style:parent-style-name="Standard" style:list-style-name="L2">
      <style:text-properties officeooo:rsid="0027ab07" officeooo:paragraph-rsid="0027ab07"/>
    </style:style>
    <style:style style:name="P55" style:family="paragraph" style:parent-style-name="Standard">
      <style:text-properties style:font-name="Lohit Kannada" fo:font-size="14pt" fo:font-style="italic" style:text-underline-style="none" fo:font-weight="normal" officeooo:rsid="0025cf7c" officeooo:paragraph-rsid="0025cf7c" style:font-size-asian="14pt" style:font-style-asian="italic" style:font-weight-asian="normal" style:font-size-complex="14pt" style:font-style-complex="italic" style:font-weight-complex="normal"/>
    </style:style>
    <style:style style:name="P56" style:family="paragraph" style:parent-style-name="Standard">
      <style:text-properties style:font-name="Liberation Serif" fo:font-size="14pt" fo:font-style="normal" style:text-underline-style="none" fo:font-weight="normal" officeooo:rsid="0037c825" officeooo:paragraph-rsid="0037c825" style:font-size-asian="14pt" style:font-style-asian="normal" style:font-weight-asian="normal" style:font-size-complex="14pt" style:font-style-complex="normal" style:font-weight-complex="normal"/>
    </style:style>
    <style:style style:name="P57" style:family="paragraph" style:parent-style-name="Standard">
      <style:text-properties style:font-name="Liberation Serif" fo:font-size="14pt" fo:font-style="normal" style:text-underline-style="none" fo:font-weight="normal" officeooo:rsid="002f3c12" officeooo:paragraph-rsid="002f3c12" style:font-size-asian="12.25pt" style:font-style-asian="normal" style:font-weight-asian="normal" style:font-size-complex="14pt" style:font-style-complex="normal" style:font-weight-complex="normal"/>
    </style:style>
    <style:style style:name="P58" style:family="paragraph" style:parent-style-name="Standard">
      <style:text-properties style:font-name="Liberation Serif" fo:font-size="14pt" fo:font-style="normal" style:text-underline-style="none" fo:font-weight="normal" officeooo:rsid="00308052" officeooo:paragraph-rsid="00308052" style:font-size-asian="12.25pt" style:font-style-asian="normal" style:font-weight-asian="normal" style:font-size-complex="14pt" style:font-style-complex="normal" style:font-weight-complex="normal"/>
    </style:style>
    <style:style style:name="P59" style:family="paragraph" style:parent-style-name="Standard">
      <style:text-properties style:font-name="Liberation Serif" fo:font-size="14pt" fo:font-style="normal" style:text-underline-style="none" fo:font-weight="normal" officeooo:rsid="00325332" officeooo:paragraph-rsid="00325332" style:font-size-asian="12.25pt" style:font-style-asian="normal" style:font-weight-asian="normal" style:font-size-complex="14pt" style:font-style-complex="normal" style:font-weight-complex="normal"/>
    </style:style>
    <style:style style:name="P60" style:family="paragraph" style:parent-style-name="Standard">
      <style:text-properties style:font-name="Liberation Serif" fo:font-size="14pt" fo:font-style="normal" style:text-underline-style="none" fo:font-weight="bold" officeooo:rsid="0033a22c" officeooo:paragraph-rsid="0025cf7c" style:font-size-asian="14pt" style:font-style-asian="normal" style:font-weight-asian="bold" style:font-size-complex="14pt" style:font-style-complex="normal" style:font-weight-complex="bold"/>
    </style:style>
    <style:style style:name="P61" style:family="paragraph" style:parent-style-name="Standard">
      <style:text-properties style:font-name="Liberation Serif" fo:font-size="14pt" fo:font-style="normal" style:text-underline-style="solid" style:text-underline-width="auto" style:text-underline-color="font-color" fo:font-weight="normal" officeooo:rsid="0033a22c" officeooo:paragraph-rsid="0033a22c" style:font-size-asian="14pt" style:font-style-asian="normal" style:font-weight-asian="normal" style:font-size-complex="14pt" style:font-style-complex="normal" style:font-weight-complex="normal"/>
    </style:style>
    <style:style style:name="P62" style:family="paragraph" style:parent-style-name="Standard">
      <style:text-properties style:font-name="Liberation Serif" fo:font-size="14pt" fo:font-style="normal" style:text-underline-style="solid" style:text-underline-width="auto" style:text-underline-color="font-color" fo:font-weight="normal" officeooo:rsid="0034e3d9" officeooo:paragraph-rsid="0034e3d9" style:font-size-asian="14pt" style:font-style-asian="normal" style:font-weight-asian="normal" style:font-size-complex="14pt" style:font-style-complex="normal" style:font-weight-complex="normal"/>
    </style:style>
    <style:style style:name="P63" style:family="paragraph" style:parent-style-name="Standard">
      <style:text-properties style:font-name="Liberation Serif" fo:font-size="14pt" fo:font-style="normal" style:text-underline-style="solid" style:text-underline-width="auto" style:text-underline-color="font-color" fo:font-weight="normal" officeooo:rsid="0037c825" officeooo:paragraph-rsid="0037c825" style:font-size-asian="14pt" style:font-style-asian="normal" style:font-weight-asian="normal" style:font-size-complex="14pt" style:font-style-complex="normal" style:font-weight-complex="normal"/>
    </style:style>
    <style:style style:name="P64" style:family="paragraph" style:parent-style-name="Standard">
      <style:text-properties style:font-name="Liberation Serif" fo:font-size="14pt" fo:font-style="italic" style:text-underline-style="none" fo:font-weight="normal" officeooo:rsid="0025cf7c" officeooo:paragraph-rsid="0025cf7c" style:font-size-asian="14pt" style:font-style-asian="italic" style:font-weight-asian="normal" style:font-size-complex="14pt" style:font-style-complex="italic" style:font-weight-complex="normal"/>
    </style:style>
    <style:style style:name="P65" style:family="paragraph" style:parent-style-name="Standard">
      <style:text-properties style:font-name="Liberation Serif" fo:font-size="16pt" fo:font-style="normal" style:text-underline-style="solid" style:text-underline-width="auto" style:text-underline-color="font-color" fo:font-weight="bold" officeooo:rsid="002f3c12" officeooo:paragraph-rsid="002f3c12" style:font-size-asian="16pt" style:font-style-asian="normal" style:font-weight-asian="bold" style:font-size-complex="16pt" style:font-style-complex="normal" style:font-weight-complex="bold"/>
    </style:style>
    <style:style style:name="P66" style:family="paragraph" style:parent-style-name="Standard">
      <style:text-properties style:font-name="Liberation Serif" fo:font-size="16pt" fo:font-style="normal" style:text-underline-style="solid" style:text-underline-width="auto" style:text-underline-color="font-color" fo:font-weight="normal" officeooo:rsid="002f3c12" officeooo:paragraph-rsid="002f3c12" style:font-size-asian="16pt" style:font-style-asian="normal" style:font-weight-asian="normal" style:font-size-complex="16pt" style:font-style-complex="normal" style:font-weight-complex="normal"/>
    </style:style>
    <style:style style:name="P67" style:family="paragraph" style:parent-style-name="Standard">
      <style:text-properties style:font-name="Liberation Serif" fo:font-size="16pt" fo:font-style="normal" style:text-underline-style="solid" style:text-underline-width="auto" style:text-underline-color="font-color" fo:font-weight="normal" officeooo:rsid="00308052" officeooo:paragraph-rsid="00308052" style:font-size-asian="16pt" style:font-style-asian="normal" style:font-weight-asian="normal" style:font-size-complex="16pt" style:font-style-complex="normal" style:font-weight-complex="normal"/>
    </style:style>
    <style:style style:name="P68" style:family="paragraph" style:parent-style-name="Standard" style:list-style-name="L3">
      <style:text-properties style:font-name="Liberation Serif" fo:font-size="16pt" fo:font-style="normal" style:text-underline-style="none" fo:font-weight="normal" officeooo:rsid="002f3c12" officeooo:paragraph-rsid="002f3c12" style:font-size-asian="16pt" style:font-style-asian="normal" style:font-weight-asian="normal" style:font-size-complex="16pt" style:font-style-complex="normal" style:font-weight-complex="normal"/>
    </style:style>
    <style:style style:name="P69" style:family="paragraph" style:parent-style-name="Standard">
      <style:text-properties style:font-name="Liberation Serif" fo:font-size="16pt" fo:font-style="normal" style:text-underline-style="none" fo:font-weight="normal" officeooo:rsid="002f3c12" officeooo:paragraph-rsid="002f3c12" style:font-size-asian="16pt" style:font-style-asian="normal" style:font-weight-asian="normal" style:font-size-complex="16pt" style:font-style-complex="normal" style:font-weight-complex="normal"/>
    </style:style>
    <style:style style:name="T1" style:family="text">
      <style:text-properties fo:font-size="14pt" style:text-underline-style="none" fo:font-weight="normal" officeooo:rsid="0019ec68" style:font-size-asian="14pt" style:font-weight-asian="normal" style:font-size-complex="14pt" style:font-weight-complex="normal"/>
    </style:style>
    <style:style style:name="T2" style:family="text">
      <style:text-properties fo:font-size="14pt" style:text-underline-style="none" fo:font-weight="normal" officeooo:rsid="001c297f" style:font-size-asian="14pt" style:font-weight-asian="normal" style:font-size-complex="14pt" style:font-weight-complex="normal"/>
    </style:style>
    <style:style style:name="T3" style:family="text">
      <style:text-properties officeooo:rsid="0014b8b4"/>
    </style:style>
    <style:style style:name="T4" style:family="text">
      <style:text-properties officeooo:rsid="0014e633"/>
    </style:style>
    <style:style style:name="T5" style:family="text">
      <style:text-properties style:font-name="Liberation Serif" fo:font-size="14pt" style:text-underline-style="none" fo:font-weight="normal" officeooo:rsid="0019ec68" style:font-size-asian="14pt" style:font-weight-asian="normal" style:font-size-complex="14pt" style:font-weight-complex="normal"/>
    </style:style>
    <style:style style:name="T6" style:family="text">
      <style:text-properties style:font-name="Liberation Serif" fo:font-size="14pt" fo:font-style="italic" style:text-underline-style="none" fo:font-weight="normal" style:font-size-asian="14pt" style:font-style-asian="italic" style:font-weight-asian="normal" style:font-size-complex="14pt" style:font-style-complex="italic" style:font-weight-complex="normal"/>
    </style:style>
    <style:style style:name="T7" style:family="text">
      <style:text-properties style:font-name="Liberation Serif" fo:font-size="14pt" fo:font-style="italic" style:text-underline-style="none" fo:font-weight="normal" officeooo:rsid="0027ab07" style:font-size-asian="14pt" style:font-style-asian="italic" style:font-weight-asian="normal" style:font-size-complex="14pt" style:font-style-complex="italic" style:font-weight-complex="normal"/>
    </style:style>
    <style:style style:name="T8" style:family="text">
      <style:text-properties officeooo:rsid="00254fc2"/>
    </style:style>
    <style:style style:name="T9" style:family="text">
      <style:text-properties fo:font-weight="bold" style:font-weight-asian="bold" style:font-weight-complex="bold"/>
    </style:style>
    <style:style style:name="T10" style:family="text">
      <style:text-properties officeooo:rsid="00308052"/>
    </style:style>
    <style:style style:name="T11" style:family="text">
      <style:text-properties officeooo:rsid="0034bddf"/>
    </style:style>
    <style:style style:name="T12" style:family="text">
      <style:text-properties officeooo:rsid="003899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Backlog</text:p>
      <text:p text:style-name="P1"/>
      <text:p text:style-name="P3">A place to store work items. Any work items introduced by the clients will be stored in backlog. The team will prioritize the backlog and move the high priority items to the sprint.</text:p>
      <text:p text:style-name="P2"/>
      <text:p text:style-name="P30">Backlog and Sprints</text:p>
      <text:p text:style-name="P30"/>
      <text:p text:style-name="P17">Work Item Followers</text:p>
      <text:p text:style-name="P16"/>
      <text:p text:style-name="P4">Zoho sprints has introduced followers feature using which one can follow or add followers to a particular work item.</text:p>
      <text:p text:style-name="P4"/>
      <text:p text:style-name="P5">To follow a work item</text:p>
      <text:p text:style-name="P5">To unfollow</text:p>
      <text:p text:style-name="P5">To add followers</text:p>
      <text:p text:style-name="P5">Remove followers</text:p>
      <text:p text:style-name="P5"/>
      <text:p text:style-name="P18">Work Item Linking</text:p>
      <text:p text:style-name="P18"/>
      <text:p text:style-name="P7">Linking work items in zoho sprints comes in six default formats.</text:p>
      <text:p text:style-name="P7"/>
      <text:p text:style-name="P7"><text:span text:style-name="T9">Duplicates</text:span> : <text:s/>An item may duplicate another.</text:p>
      <text:p text:style-name="P7"><text:span text:style-name="T9">Reference to</text:span>: An item may be reference to another.</text:p>
      <text:p text:style-name="P7"><text:span text:style-name="T9">Impacts</text:span> : <text:span text:style-name="T3">An item impacts another.</text:span></text:p>
      <text:p text:style-name="P7"><text:span text:style-name="T9">Relates to</text:span> : <text:span text:style-name="T3">An item is related to another.</text:span></text:p>
      <text:p text:style-name="P7"><text:span text:style-name="T9">Depends on</text:span> : <text:span text:style-name="T3">An item is dependent on another.</text:span></text:p>
      <text:p text:style-name="P7"><text:span text:style-name="T9">Has bug</text:span> : <text:span text:style-name="T3">A </text:span><text:span text:style-name="T4">bug is associated to a task (Only bugs can link to this link type)</text:span></text:p>
      <text:p text:style-name="P7"/>
      <text:p text:style-name="P8">These link types are defined using a link name and a back link name.</text:p>
      <text:p text:style-name="P8"/>
      <text:p text:style-name="P9">Link name : A link name is the action given to the link type.For example, you have a work item A that depends on item B , then you have to create a link name “Depends on” That is item B is dependent on item A.</text:p>
      <text:p text:style-name="P6"/>
      <text:p text:style-name="P10">Back link name : A back link name is the reverse name that is given to your link name.</text:p>
      <text:p text:style-name="P9"/>
      <text:p text:style-name="P11">Link name : Depends on</text:p>
      <text:p text:style-name="P11">Back link name : is dependent on</text:p>
      <text:p text:style-name="P11"/>
      <text:list xml:id="list1984627785" text:style-name="L1">
        <text:list-item>
          <text:p text:style-name="P51">Links cannot be circular</text:p>
        </text:list-item>
        <text:list-item>
          <text:p text:style-name="P50"><text:span text:style-name="T1">For </text:span><text:span text:style-name="T2">example</text:span><text:span text:style-name="T1">, item A </text:span><text:span text:style-name="T5">depends</text:span><text:span text:style-name="T1"> on item B and item B depends on <text:s/>item C ,then you cannot create a link for item C depends on item A</text:span></text:p>
        </text:list-item>
      </text:list>
      <text:p text:style-name="P12"><text:soft-page-break/></text:p>
      <text:p text:style-name="P14"/>
      <text:p text:style-name="P13"/>
      <text:p text:style-name="P13"/>
      <text:p text:style-name="P15">Create a new link type</text:p>
      <text:p text:style-name="P13">Edit link type</text:p>
      <text:p text:style-name="P13">Delete link type</text:p>
      <text:p text:style-name="P15">Delink work items</text:p>
      <text:p text:style-name="P15"/>
      <text:p text:style-name="P23">Behavior of ‘dependency link type’</text:p>
      <text:p text:style-name="P22"/>
      <text:p text:style-name="P22">If you have set “Dependency” as your link type, you can either move the main work item or the dependent work items to closed status.</text:p>
      <text:p text:style-name="P22"><text:s/></text:p>
      <text:p text:style-name="P24">Custom Tags</text:p>
      <text:p text:style-name="P24"/>
      <text:p text:style-name="P32">Custom tags are labels that you define for a particular set of work items in your backlog or sprint.</text:p>
      <text:p text:style-name="P32"/>
      <text:p text:style-name="P31">For example,your team is working on three different processes and the work items are scattered randomly,then how can you classify them?</text:p>
      <text:p text:style-name="P31"/>
      <text:p text:style-name="P31">All three can have individual tags, and you can associate the work items to the relevant tags.</text:p>
      <text:p text:style-name="P31"/>
      <text:p text:style-name="P33">Tags are available in Epic, Backlog and Board modules.</text:p>
      <text:p text:style-name="P31"/>
      <text:p text:style-name="P45"/>
      <text:p text:style-name="P46">Story </text:p>
      <text:p text:style-name="P44"/>
      <text:p text:style-name="P47">The story is a description of the product from the perspective of the end-user.</text:p>
      <text:p text:style-name="P43"/>
      <text:p text:style-name="P27">Task</text:p>
      <text:p text:style-name="P25"/>
      <text:p text:style-name="P19">The story is broken down into a series of work items called tasks. When all the tasks are completed, so is the story.</text:p>
      <text:p text:style-name="P19"/>
      <text:p text:style-name="P27">Bugs</text:p>
      <text:p text:style-name="P25"/>
      <text:p text:style-name="P19">When you encounter any issues while working on work items, called as bugs.</text:p>
      <text:p text:style-name="P21"/>
      <text:p text:style-name="P28">Work Items</text:p>
      <text:p text:style-name="P26"/>
      <text:p text:style-name="P20">Every piece of work, i.e., the story as a whole, the tasks, subtasks and bugs.</text:p>
      <text:p text:style-name="P22"/>
      <text:p text:style-name="P22"><text:soft-page-break/></text:p>
      <text:p text:style-name="P28"/>
      <text:p text:style-name="P28"/>
      <text:p text:style-name="P28">Subtasks</text:p>
      <text:p text:style-name="P28"/>
      <text:p text:style-name="P20">A small work items make a larger task. For example, if you are building a webpage, creating a button in the webpage is a subtask.</text:p>
      <text:p text:style-name="P22"/>
      <text:p text:style-name="P37">Backlog</text:p>
      <text:p text:style-name="P37"/>
      <text:p text:style-name="P40">A place to store your work items. The work items introduced by your client <text:s/>are added to the backlog. The team will prioritize the backlog and move the top priority work items to the sprint.</text:p>
      <text:p text:style-name="P34"/>
      <text:p text:style-name="P38">Sprint</text:p>
      <text:p text:style-name="P38"/>
      <text:p text:style-name="P41">Is a phase of a project. During the sprint, the objective is to complete the entire story.</text:p>
      <text:p text:style-name="P41">Each sprint last 8 weeks.</text:p>
      <text:p text:style-name="P41"/>
      <text:p text:style-name="P38">Estimation Points</text:p>
      <text:p text:style-name="P38"/>
      <text:p text:style-name="P41">Each work item is evaluated based on how much effort it will take to complete. In zoho sprints, this is defined in terms of estimation points.</text:p>
      <text:p text:style-name="P41"/>
      <text:p text:style-name="P35">USER STORIES</text:p>
      <text:p text:style-name="P35"/>
      <text:p text:style-name="P35">In first phase of the project design, users create an epic and break down into user stories.</text:p>
      <text:p text:style-name="P35"/>
      <text:p text:style-name="P36">The story is successfully complete only when the tasks and bugs are completed. If the <text:s/>tasks and bugs are incomplete, <text:span text:style-name="T8">they </text:span>can move them into backlog and <text:span text:style-name="T8">take it in</text:span> the next sprint.</text:p>
      <text:p text:style-name="P36"/>
      <text:p text:style-name="P39">Estimation Points vs Time</text:p>
      <text:p text:style-name="P39"/>
      <text:p text:style-name="P42">In Agile, the work can be estimated in points or hours.</text:p>
      <text:p text:style-name="P42"/>
      <text:list xml:id="list1369608115" text:style-name="L2">
        <text:list-item>
          <text:p text:style-name="P52">Estimating in points defines the work item’s complexity.</text:p>
        </text:list-item>
        <text:list-item>
          <text:p text:style-name="P54"><text:span text:style-name="T7">E</text:span><text:span text:style-name="T6">stimating in time ( or hours ) defines the time taken to complete the task.</text:span></text:p>
        </text:list-item>
      </text:list>
      <text:p text:style-name="P48"/>
      <text:p text:style-name="P49"/>
      <text:p text:style-name="P49"/>
      <text:p text:style-name="P64"/>
      <text:p text:style-name="P55"><text:soft-page-break/></text:p>
      <text:p text:style-name="P60"/>
      <text:p text:style-name="P60"/>
      <text:p text:style-name="P61">Manage <text:span text:style-name="T11">Sprints</text:span></text:p>
      <text:p text:style-name="P61"/>
      <text:p text:style-name="P62">Work Item Reminders</text:p>
      <text:p text:style-name="P62"/>
      <text:p text:style-name="P62">Work Item Checklist</text:p>
      <text:p text:style-name="P62"/>
      <text:p text:style-name="P62">Import</text:p>
      <text:p text:style-name="P62"/>
      <text:p text:style-name="P62">Export</text:p>
      <text:p text:style-name="P62"/>
      <text:p text:style-name="P63">Cumulative Flow Diagram</text:p>
      <text:p text:style-name="P63"/>
      <text:p text:style-name="P56">CFD <text:s/>calculates the progress of a sprint by tracking <text:s/>the number of workitems <text:span text:style-name="T12">in each status.</text:span></text:p>
      <text:p text:style-name="P61"/>
      <text:p text:style-name="P65">Scrum Meetings</text:p>
      <text:p text:style-name="P65"/>
      <text:list xml:id="list895533474" text:style-name="L3">
        <text:list-item>
          <text:p text:style-name="P68">Sprint planning meeting</text:p>
        </text:list-item>
        <text:list-item>
          <text:p text:style-name="P68">Daily stand-up</text:p>
        </text:list-item>
        <text:list-item>
          <text:p text:style-name="P68">Sprint Review</text:p>
        </text:list-item>
        <text:list-item>
          <text:p text:style-name="P68">Sprint Retrospective</text:p>
        </text:list-item>
      </text:list>
      <text:p text:style-name="P69"/>
      <text:p text:style-name="P66">Sprint planning meeting</text:p>
      <text:p text:style-name="P57"/>
      <text:p text:style-name="P57">Before the sprint starts, the entire team gathers to <text:s/>decide what they’ll work on. Based on the previous sprint <text:span text:style-name="T10">and the high priority items in the backlog, they decide what to do in the next one.</text:span></text:p>
      <text:p text:style-name="P57"/>
      <text:p text:style-name="P57"/>
      <text:p text:style-name="P67">Daily stand-up</text:p>
      <text:p text:style-name="P67"/>
      <text:p text:style-name="P58">As the name suggests, this meeting is held daily during the sprint. It’s called stand-up because, it’s a concise meeting and usually done standing-up. Each member talks about what they’ve done in the past 24 hours, what they are planning to do in the next 24 hours, and if they’re facing any challenges in their work.</text:p>
      <text:p text:style-name="P58"/>
      <text:p text:style-name="P58"/>
      <text:p text:style-name="P67"/>
      <text:p text:style-name="P67"/>
      <text:p text:style-name="P67"><text:soft-page-break/></text:p>
      <text:p text:style-name="P67"/>
      <text:p text:style-name="P67"/>
      <text:p text:style-name="P67">Sprint Review meeting</text:p>
      <text:p text:style-name="P67"/>
      <text:p text:style-name="P58">At the end of the sprint, this meeting is done to review the end-product . The team gets feedback from the stakeholders and decides if it needs to go to the second iteration.</text:p>
      <text:p text:style-name="P58"/>
      <text:p text:style-name="P58"/>
      <text:p text:style-name="P67">Sprint Retrospective</text:p>
      <text:p text:style-name="P67"/>
      <text:p text:style-name="P59">This meeting is also held at the end of the sprint . This meeting is held to discuss what challenges they faced and what could be improved in the next spri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ohit Kannada" svg:font-family="'Lohit Kanna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9T09:57:00.002502702</meta:creation-date>
    <dc:date>2022-04-20T16:14:00.720853123</dc:date>
    <meta:editing-duration>PT13H39M30S</meta:editing-duration>
    <meta:editing-cycles>25</meta:editing-cycles>
    <meta:generator>LibreOffice/6.4.7.2$Linux_X86_64 LibreOffice_project/40$Build-2</meta:generator>
    <meta:document-statistic meta:table-count="0" meta:image-count="0" meta:object-count="0" meta:page-count="5" meta:paragraph-count="80" meta:word-count="865" meta:character-count="4656" meta:non-whitespace-character-count="3869"/>
  </office:meta>
</office:document-meta>
</file>